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7808c"/>
    </style:style>
    <style:style style:name="P2" style:family="paragraph" style:parent-style-name="Preformatted_20_Text">
      <loext:graphic-properties draw:fill="solid" draw:fill-color="#272822" draw:opacity="100%"/>
      <style:paragraph-properties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 fo:background-color="#272822"/>
    </style:style>
    <style:style style:name="P3" style:family="paragraph" style:parent-style-name="Text_20_body" style:list-style-name="L1"/>
    <style:style style:name="T1" style:family="text">
      <style:text-properties fo:color="#959077" loext:opacity="100%" fo:font-size="10pt" fo:language="zxx" fo:country="none" fo:font-style="normal" style:text-underline-style="none" fo:font-weight="normal" fo:background-color="transparent" loext:char-shading-value="0"/>
    </style:style>
    <style:style style:name="T2" style:family="text">
      <style:text-properties fo:color="#66d9ef" loext:opacity="100%" fo:font-size="10pt" fo:language="zxx" fo:country="none" fo:font-style="normal" style:text-underline-style="none" fo:font-weight="normal" fo:background-color="#272822" loext:char-shading-value="0"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/>
    </style:style>
    <style:style style:name="T3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fo:color="#e6db74" loext:opacity="100%" fo:language="zxx" fo:country="none" fo:font-style="normal" style:text-underline-style="none" fo:font-weight="normal" fo:background-color="#272822" loext:char-shading-value="0"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/>
    </style:style>
    <style:style style:name="T5" style:family="text">
      <style:text-properties fo:color="#66d9ef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e6db74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ff4689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a6e22e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ae81ff" loext:opacity="100%" fo:language="zxx" fo:country="none" fo:font-style="normal" style:text-underline-style="none" fo:font-weight="norm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🔴 1. ONLY <text:span text:style-name="Source_20_Text">watch()</text:span> (full rebuild)</text:h>
      <text:p text:style-name="Text_20_body">👉 Everything rebuilds when state changes</text:p>
      <text:p text:style-name="P2"><text:span text:style-name="Source_20_Text"><text:span text:style-name="T1"><text:s/>1 </text:span></text:span><text:span text:style-name="Source_20_Text"><text:span text:style-name="T2">import</text:span></text:span><text:span text:style-name="Source_20_Text"><text:span text:style-name="T3"> </text:span></text:span><text:span text:style-name="Source_20_Text"><text:span text:style-name="T4">'package:flutter/material.dart'</text:span></text:span><text:span text:style-name="Source_20_Text"><text:span text:style-name="T3">;</text:span></text:span></text:p>
      <text:p text:style-name="P2"><text:span text:style-name="Source_20_Text"><text:span text:style-name="T1"><text:s/>2 </text:span></text:span><text:span text:style-name="Source_20_Text"><text:span text:style-name="T5">import</text:span></text:span><text:span text:style-name="Source_20_Text"><text:span text:style-name="T3"> </text:span></text:span><text:span text:style-name="Source_20_Text"><text:span text:style-name="T6">'package:provider/provider.dart'</text:span></text:span><text:span text:style-name="Source_20_Text"><text:span text:style-name="T3">;</text:span></text:span></text:p>
      <text:p text:style-name="P2"><text:span text:style-name="Source_20_Text"><text:span text:style-name="T1"><text:s/>3 </text:span></text:span></text:p>
      <text:p text:style-name="P2"><text:span text:style-name="Source_20_Text"><text:span text:style-name="T1"><text:s/>4 </text:span></text:span><text:span text:style-name="Source_20_Text"><text:span text:style-name="T5">void</text:span></text:span><text:span text:style-name="Source_20_Text"><text:span text:style-name="T3"> main() {</text:span></text:span></text:p>
      <text:p text:style-name="P2"><text:span text:style-name="Source_20_Text"><text:span text:style-name="T1"><text:s/>5 </text:span></text:span><text:span text:style-name="Source_20_Text"><text:span text:style-name="T3"><text:s text:c="2"/>runApp(</text:span></text:span></text:p>
      <text:p text:style-name="P2"><text:span text:style-name="Source_20_Text"><text:span text:style-name="T1"><text:s/>6 </text:span></text:span><text:span text:style-name="Source_20_Text"><text:span text:style-name="T3"><text:s text:c="4"/>ChangeNotifierProvider(</text:span></text:span></text:p>
      <text:p text:style-name="P2"><text:span text:style-name="Source_20_Text"><text:span text:style-name="T1"><text:s/>7 </text:span></text:span><text:span text:style-name="Source_20_Text"><text:span text:style-name="T3"><text:s text:c="6"/>create: (_) </text:span></text:span><text:span text:style-name="Source_20_Text"><text:span text:style-name="T7">=&gt;</text:span></text:span><text:span text:style-name="Source_20_Text"><text:span text:style-name="T3"> Counter(),</text:span></text:span></text:p>
      <text:p text:style-name="P2"><text:span text:style-name="Source_20_Text"><text:span text:style-name="T1"><text:s/>8 </text:span></text:span><text:span text:style-name="Source_20_Text"><text:span text:style-name="T3"><text:s text:c="6"/>child: </text:span></text:span><text:span text:style-name="Source_20_Text"><text:span text:style-name="T5">const</text:span></text:span><text:span text:style-name="Source_20_Text"><text:span text:style-name="T3"> MyApp(),</text:span></text:span></text:p>
      <text:p text:style-name="P2"><text:span text:style-name="Source_20_Text"><text:span text:style-name="T1"><text:s/>9 </text:span></text:span><text:span text:style-name="Source_20_Text"><text:span text:style-name="T3"><text:s text:c="4"/>),</text:span></text:span></text:p>
      <text:p text:style-name="P2"><text:span text:style-name="Source_20_Text"><text:span text:style-name="T1">10 </text:span></text:span><text:span text:style-name="Source_20_Text"><text:span text:style-name="T3"><text:s text:c="2"/>);</text:span></text:span></text:p>
      <text:p text:style-name="P2"><text:span text:style-name="Source_20_Text"><text:span text:style-name="T1">11 </text:span></text:span><text:span text:style-name="Source_20_Text"><text:span text:style-name="T3">}</text:span></text:span></text:p>
      <text:p text:style-name="P2"><text:span text:style-name="Source_20_Text"><text:span text:style-name="T1">12 </text:span></text:span></text:p>
      <text:p text:style-name="P2"><text:span text:style-name="Source_20_Text"><text:span text:style-name="T1">13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Counter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ChangeNotifier {</text:span></text:span></text:p>
      <text:p text:style-name="P2"><text:span text:style-name="Source_20_Text"><text:span text:style-name="T1">14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_value </text:span></text:span><text:span text:style-name="Source_20_Text"><text:span text:style-name="T7">=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;</text:span></text:span></text:p>
      <text:p text:style-name="P2"><text:span text:style-name="Source_20_Text"><text:span text:style-name="T1">15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</text:span></text:span><text:span text:style-name="Source_20_Text"><text:span text:style-name="T5">get</text:span></text:span><text:span text:style-name="Source_20_Text"><text:span text:style-name="T3"> value </text:span></text:span><text:span text:style-name="Source_20_Text"><text:span text:style-name="T7">=&gt;</text:span></text:span><text:span text:style-name="Source_20_Text"><text:span text:style-name="T3"> _value;</text:span></text:span></text:p>
      <text:p text:style-name="P2"><text:span text:style-name="Source_20_Text"><text:span text:style-name="T1">16 </text:span></text:span></text:p>
      <text:p text:style-name="P2"><text:span text:style-name="Source_20_Text"><text:span text:style-name="T1">17 </text:span></text:span><text:span text:style-name="Source_20_Text"><text:span text:style-name="T3"><text:s text:c="2"/></text:span></text:span><text:span text:style-name="Source_20_Text"><text:span text:style-name="T5">void</text:span></text:span><text:span text:style-name="Source_20_Text"><text:span text:style-name="T3"> increment() {</text:span></text:span></text:p>
      <text:p text:style-name="P2"><text:span text:style-name="Source_20_Text"><text:span text:style-name="T1">18 </text:span></text:span><text:span text:style-name="Source_20_Text"><text:span text:style-name="T3"><text:s text:c="4"/>_value</text:span></text:span><text:span text:style-name="Source_20_Text"><text:span text:style-name="T7">++</text:span></text:span><text:span text:style-name="Source_20_Text"><text:span text:style-name="T3">;</text:span></text:span></text:p>
      <text:p text:style-name="P2"><text:span text:style-name="Source_20_Text"><text:span text:style-name="T1">19 </text:span></text:span><text:span text:style-name="Source_20_Text"><text:span text:style-name="T3"><text:s text:c="4"/>notifyListeners();</text:span></text:span></text:p>
      <text:p text:style-name="P2"><text:span text:style-name="Source_20_Text"><text:span text:style-name="T1">20 </text:span></text:span><text:span text:style-name="Source_20_Text"><text:span text:style-name="T3"><text:s text:c="2"/>}</text:span></text:span></text:p>
      <text:p text:style-name="P2"><text:span text:style-name="Source_20_Text"><text:span text:style-name="T1">21 </text:span></text:span><text:span text:style-name="Source_20_Text"><text:span text:style-name="T3">}</text:span></text:span></text:p>
      <text:p text:style-name="P2"><text:span text:style-name="Source_20_Text"><text:span text:style-name="T1">22 </text:span></text:span></text:p>
      <text:p text:style-name="P2"><text:span text:style-name="Source_20_Text"><text:span text:style-name="T1">23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MyApp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24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MyApp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25 </text:span></text:span></text:p>
      <text:p text:style-name="P2"><text:span text:style-name="Source_20_Text"><text:span text:style-name="T1">26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27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28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</text:span></text:span><text:span text:style-name="Source_20_Text"><text:span text:style-name="T5">const</text:span></text:span><text:span text:style-name="Source_20_Text"><text:span text:style-name="T3"> MaterialApp(home: HomePage());</text:span></text:span></text:p>
      <text:p text:style-name="P2"><text:span text:style-name="Source_20_Text"><text:span text:style-name="T1">29 </text:span></text:span><text:span text:style-name="Source_20_Text"><text:span text:style-name="T3"><text:s text:c="2"/>}</text:span></text:span></text:p>
      <text:p text:style-name="P2"><text:span text:style-name="Source_20_Text"><text:span text:style-name="T1">30 </text:span></text:span><text:span text:style-name="Source_20_Text"><text:span text:style-name="T3">}</text:span></text:span></text:p>
      <text:p text:style-name="P2"><text:span text:style-name="Source_20_Text"><text:span text:style-name="T1">31 </text:span></text:span></text:p>
      <text:p text:style-name="P2"><text:span text:style-name="Source_20_Text"><text:span text:style-name="T1">32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HomePage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33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HomePage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34 </text:span></text:span></text:p>
      <text:p text:style-name="P2"><text:span text:style-name="Source_20_Text"><text:span text:style-name="T1">35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36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37 </text:span></text:span><text:span text:style-name="Source_20_Text"><text:span text:style-name="T3"><text:s text:c="4"/>print(</text:span></text:span><text:span text:style-name="Source_20_Text"><text:span text:style-name="T6">"🔄 HomePage rebuild"</text:span></text:span><text:span text:style-name="Source_20_Text"><text:span text:style-name="T3">);</text:span></text:span></text:p>
      <text:p text:style-name="P2"><text:span text:style-name="Source_20_Text"><text:span text:style-name="T1">38 </text:span></text:span></text:p>
      <text:p text:style-name="P2"><text:span text:style-name="Source_20_Text"><text:span text:style-name="T1">39 </text:span></text:span><text:span text:style-name="Source_20_Text"><text:span text:style-name="T3"><text:s text:c="4"/></text:span></text:span><text:span text:style-name="Source_20_Text"><text:span text:style-name="T5">final</text:span></text:span><text:span text:style-name="Source_20_Text"><text:span text:style-name="T3"> counter </text:span></text:span><text:span text:style-name="Source_20_Text"><text:span text:style-name="T7">=</text:span></text:span><text:span text:style-name="Source_20_Text"><text:span text:style-name="T3"> context.watch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);</text:span></text:span></text:p>
      <text:p text:style-name="P2"><text:span text:style-name="Source_20_Text"><text:span text:style-name="T1">40 </text:span></text:span></text:p>
      <text:p text:style-name="P2"><text:span text:style-name="Source_20_Text"><text:span text:style-name="T1">41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Scaffold(</text:span></text:span></text:p>
      <text:p text:style-name="P2"><text:span text:style-name="Source_20_Text"><text:span text:style-name="T1">42 </text:span></text:span><text:span text:style-name="Source_20_Text"><text:span text:style-name="T3"><text:s text:c="6"/>appBar: AppBar(title: </text:span></text:span><text:span text:style-name="Source_20_Text"><text:span text:style-name="T5">const</text:span></text:span><text:span text:style-name="Source_20_Text"><text:span text:style-name="T3"> Text(</text:span></text:span><text:span text:style-name="Source_20_Text"><text:span text:style-name="T6">"watch() Example"</text:span></text:span><text:span text:style-name="Source_20_Text"><text:span text:style-name="T3">)),</text:span></text:span></text:p>
      <text:p text:style-name="P2"><text:span text:style-name="Source_20_Text"><text:span text:style-name="T1">43 </text:span></text:span><text:span text:style-name="Source_20_Text"><text:span text:style-name="T3"><text:s text:c="6"/>body: Center(</text:span></text:span></text:p>
      <text:p text:style-name="P2"><text:span text:style-name="Source_20_Text"><text:span text:style-name="T1">44 </text:span></text:span><text:span text:style-name="Source_20_Text"><text:span text:style-name="T3"><text:s text:c="8"/>child: Text(</text:span></text:span></text:p>
      <text:p text:style-name="P2"><text:span text:style-name="Source_20_Text"><text:span text:style-name="T1">45 </text:span></text:span><text:span text:style-name="Source_20_Text"><text:span text:style-name="T3"><text:s text:c="10"/></text:span></text:span><text:span text:style-name="Source_20_Text"><text:span text:style-name="T6">"Value: ${</text:span></text:span><text:span text:style-name="Source_20_Text"><text:span text:style-name="T3">counter.value</text:span></text:span><text:span text:style-name="Source_20_Text"><text:span text:style-name="T6">}"</text:span></text:span><text:span text:style-name="Source_20_Text"><text:span text:style-name="T3">,</text:span></text:span></text:p>
      <text:p text:style-name="P2"><text:span text:style-name="Source_20_Text"><text:span text:style-name="T1">46 </text:span></text:span><text:span text:style-name="Source_20_Text"><text:span text:style-name="T3"><text:s text:c="10"/>style: </text:span></text:span><text:span text:style-name="Source_20_Text"><text:span text:style-name="T5">const</text:span></text:span><text:span text:style-name="Source_20_Text"><text:span text:style-name="T3"> TextStyle(fontSize: </text:span></text:span><text:span text:style-name="Source_20_Text"><text:span text:style-name="T9">24</text:span></text:span><text:span text:style-name="Source_20_Text"><text:span text:style-name="T3">),</text:span></text:span></text:p>
      <text:p text:style-name="P2"><text:span text:style-name="Source_20_Text"><text:span text:style-name="T1">47 </text:span></text:span><text:span text:style-name="Source_20_Text"><text:span text:style-name="T3"><text:s text:c="8"/>),</text:span></text:span></text:p>
      <text:p text:style-name="P2"><text:span text:style-name="Source_20_Text"><text:span text:style-name="T1">48 </text:span></text:span><text:span text:style-name="Source_20_Text"><text:span text:style-name="T3"><text:s text:c="6"/>),</text:span></text:span></text:p>
      <text:p text:style-name="P2"><text:span text:style-name="Source_20_Text"><text:span text:style-name="T1">49 </text:span></text:span><text:span text:style-name="Source_20_Text"><text:span text:style-name="T3"><text:s text:c="6"/>floatingActionButton: FloatingActionButton(</text:span></text:span></text:p>
      <text:p text:style-name="P2"><text:span text:style-name="Source_20_Text"><text:span text:style-name="T1">50 </text:span></text:span><text:span text:style-name="Source_20_Text"><text:span text:style-name="T3"><text:s text:c="8"/>onPressed: () </text:span></text:span><text:span text:style-name="Source_20_Text"><text:span text:style-name="T7">=&gt;</text:span></text:span><text:span text:style-name="Source_20_Text"><text:span text:style-name="T3"> context.read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).increment(),</text:span></text:span></text:p>
      <text:p text:style-name="P2"><text:span text:style-name="Source_20_Text"><text:span text:style-name="T1">51 </text:span></text:span><text:span text:style-name="Source_20_Text"><text:span text:style-name="T3"><text:s text:c="8"/>child: </text:span></text:span><text:span text:style-name="Source_20_Text"><text:span text:style-name="T5">const</text:span></text:span><text:span text:style-name="Source_20_Text"><text:span text:style-name="T3"> Icon(Icons.add),</text:span></text:span></text:p>
      <text:p text:style-name="P2"><text:span text:style-name="Source_20_Text"><text:span text:style-name="T1">52 </text:span></text:span><text:span text:style-name="Source_20_Text"><text:span text:style-name="T3"><text:s text:c="6"/>),</text:span></text:span></text:p>
      <text:p text:style-name="P2"><text:span text:style-name="Source_20_Text"><text:span text:style-name="T1">53 </text:span></text:span><text:span text:style-name="Source_20_Text"><text:span text:style-name="T3"><text:s text:c="4"/>);</text:span></text:span></text:p>
      <text:p text:style-name="P2"><text:soft-page-break/><text:span text:style-name="Source_20_Text"><text:span text:style-name="T1">54 </text:span></text:span><text:span text:style-name="Source_20_Text"><text:span text:style-name="T3"><text:s text:c="2"/>}</text:span></text:span></text:p>
      <text:p text:style-name="P2"><text:span text:style-name="Source_20_Text"><text:span text:style-name="T1">55 </text:span></text:span><text:span text:style-name="Source_20_Text"><text:span text:style-name="T3">}</text:span></text:span></text:p>
      <text:p text:style-name="Horizontal_20_Line"/>
      <text:h text:style-name="Heading_20_1" text:outline-level="1">🟢 2. ONLY <text:span text:style-name="Source_20_Text">Consumer</text:span> (partial rebuild)</text:h>
      <text:p text:style-name="Text_20_body">👉 Only <text:span text:style-name="Source_20_Text">Consumer</text:span> rebuilds</text:p>
      <text:p text:style-name="P2"><text:span text:style-name="Source_20_Text"><text:span text:style-name="T1"><text:s/>1 </text:span></text:span><text:span text:style-name="Source_20_Text"><text:span text:style-name="T5">import</text:span></text:span><text:span text:style-name="Source_20_Text"><text:span text:style-name="T3"> </text:span></text:span><text:span text:style-name="Source_20_Text"><text:span text:style-name="T6">'package:flutter/material.dart'</text:span></text:span><text:span text:style-name="Source_20_Text"><text:span text:style-name="T3">;</text:span></text:span></text:p>
      <text:p text:style-name="P2"><text:span text:style-name="Source_20_Text"><text:span text:style-name="T1"><text:s/>2 </text:span></text:span><text:span text:style-name="Source_20_Text"><text:span text:style-name="T5">import</text:span></text:span><text:span text:style-name="Source_20_Text"><text:span text:style-name="T3"> </text:span></text:span><text:span text:style-name="Source_20_Text"><text:span text:style-name="T6">'package:provider/provider.dart'</text:span></text:span><text:span text:style-name="Source_20_Text"><text:span text:style-name="T3">;</text:span></text:span></text:p>
      <text:p text:style-name="P2"><text:span text:style-name="Source_20_Text"><text:span text:style-name="T1"><text:s/>3 </text:span></text:span></text:p>
      <text:p text:style-name="P2"><text:span text:style-name="Source_20_Text"><text:span text:style-name="T1"><text:s/>4 </text:span></text:span><text:span text:style-name="Source_20_Text"><text:span text:style-name="T5">void</text:span></text:span><text:span text:style-name="Source_20_Text"><text:span text:style-name="T3"> main() {</text:span></text:span></text:p>
      <text:p text:style-name="P2"><text:span text:style-name="Source_20_Text"><text:span text:style-name="T1"><text:s/>5 </text:span></text:span><text:span text:style-name="Source_20_Text"><text:span text:style-name="T3"><text:s text:c="2"/>runApp(</text:span></text:span></text:p>
      <text:p text:style-name="P2"><text:span text:style-name="Source_20_Text"><text:span text:style-name="T1"><text:s/>6 </text:span></text:span><text:span text:style-name="Source_20_Text"><text:span text:style-name="T3"><text:s text:c="4"/>ChangeNotifierProvider(</text:span></text:span></text:p>
      <text:p text:style-name="P2"><text:span text:style-name="Source_20_Text"><text:span text:style-name="T1"><text:s/>7 </text:span></text:span><text:span text:style-name="Source_20_Text"><text:span text:style-name="T3"><text:s text:c="6"/>create: (_) </text:span></text:span><text:span text:style-name="Source_20_Text"><text:span text:style-name="T7">=&gt;</text:span></text:span><text:span text:style-name="Source_20_Text"><text:span text:style-name="T3"> Counter(),</text:span></text:span></text:p>
      <text:p text:style-name="P2"><text:span text:style-name="Source_20_Text"><text:span text:style-name="T1"><text:s/>8 </text:span></text:span><text:span text:style-name="Source_20_Text"><text:span text:style-name="T3"><text:s text:c="6"/>child: </text:span></text:span><text:span text:style-name="Source_20_Text"><text:span text:style-name="T5">const</text:span></text:span><text:span text:style-name="Source_20_Text"><text:span text:style-name="T3"> MyApp(),</text:span></text:span></text:p>
      <text:p text:style-name="P2"><text:span text:style-name="Source_20_Text"><text:span text:style-name="T1"><text:s/>9 </text:span></text:span><text:span text:style-name="Source_20_Text"><text:span text:style-name="T3"><text:s text:c="4"/>),</text:span></text:span></text:p>
      <text:p text:style-name="P2"><text:span text:style-name="Source_20_Text"><text:span text:style-name="T1">10 </text:span></text:span><text:span text:style-name="Source_20_Text"><text:span text:style-name="T3"><text:s text:c="2"/>);</text:span></text:span></text:p>
      <text:p text:style-name="P2"><text:span text:style-name="Source_20_Text"><text:span text:style-name="T1">11 </text:span></text:span><text:span text:style-name="Source_20_Text"><text:span text:style-name="T3">}</text:span></text:span></text:p>
      <text:p text:style-name="P2"><text:span text:style-name="Source_20_Text"><text:span text:style-name="T1">12 </text:span></text:span></text:p>
      <text:p text:style-name="P2"><text:span text:style-name="Source_20_Text"><text:span text:style-name="T1">13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Counter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ChangeNotifier {</text:span></text:span></text:p>
      <text:p text:style-name="P2"><text:span text:style-name="Source_20_Text"><text:span text:style-name="T1">14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_value </text:span></text:span><text:span text:style-name="Source_20_Text"><text:span text:style-name="T7">=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;</text:span></text:span></text:p>
      <text:p text:style-name="P2"><text:span text:style-name="Source_20_Text"><text:span text:style-name="T1">15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</text:span></text:span><text:span text:style-name="Source_20_Text"><text:span text:style-name="T5">get</text:span></text:span><text:span text:style-name="Source_20_Text"><text:span text:style-name="T3"> value </text:span></text:span><text:span text:style-name="Source_20_Text"><text:span text:style-name="T7">=&gt;</text:span></text:span><text:span text:style-name="Source_20_Text"><text:span text:style-name="T3"> _value;</text:span></text:span></text:p>
      <text:p text:style-name="P2"><text:span text:style-name="Source_20_Text"><text:span text:style-name="T1">16 </text:span></text:span></text:p>
      <text:p text:style-name="P2"><text:span text:style-name="Source_20_Text"><text:span text:style-name="T1">17 </text:span></text:span><text:span text:style-name="Source_20_Text"><text:span text:style-name="T3"><text:s text:c="2"/></text:span></text:span><text:span text:style-name="Source_20_Text"><text:span text:style-name="T5">void</text:span></text:span><text:span text:style-name="Source_20_Text"><text:span text:style-name="T3"> increment() {</text:span></text:span></text:p>
      <text:p text:style-name="P2"><text:span text:style-name="Source_20_Text"><text:span text:style-name="T1">18 </text:span></text:span><text:span text:style-name="Source_20_Text"><text:span text:style-name="T3"><text:s text:c="4"/>_value</text:span></text:span><text:span text:style-name="Source_20_Text"><text:span text:style-name="T7">++</text:span></text:span><text:span text:style-name="Source_20_Text"><text:span text:style-name="T3">;</text:span></text:span></text:p>
      <text:p text:style-name="P2"><text:span text:style-name="Source_20_Text"><text:span text:style-name="T1">19 </text:span></text:span><text:span text:style-name="Source_20_Text"><text:span text:style-name="T3"><text:s text:c="4"/>notifyListeners();</text:span></text:span></text:p>
      <text:p text:style-name="P2"><text:span text:style-name="Source_20_Text"><text:span text:style-name="T1">20 </text:span></text:span><text:span text:style-name="Source_20_Text"><text:span text:style-name="T3"><text:s text:c="2"/>}</text:span></text:span></text:p>
      <text:p text:style-name="P2"><text:span text:style-name="Source_20_Text"><text:span text:style-name="T1">21 </text:span></text:span><text:span text:style-name="Source_20_Text"><text:span text:style-name="T3">}</text:span></text:span></text:p>
      <text:p text:style-name="P2"><text:span text:style-name="Source_20_Text"><text:span text:style-name="T1">22 </text:span></text:span></text:p>
      <text:p text:style-name="P2"><text:span text:style-name="Source_20_Text"><text:span text:style-name="T1">23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MyApp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24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MyApp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25 </text:span></text:span></text:p>
      <text:p text:style-name="P2"><text:span text:style-name="Source_20_Text"><text:span text:style-name="T1">26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27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28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</text:span></text:span><text:span text:style-name="Source_20_Text"><text:span text:style-name="T5">const</text:span></text:span><text:span text:style-name="Source_20_Text"><text:span text:style-name="T3"> MaterialApp(home: HomePage());</text:span></text:span></text:p>
      <text:p text:style-name="P2"><text:span text:style-name="Source_20_Text"><text:span text:style-name="T1">29 </text:span></text:span><text:span text:style-name="Source_20_Text"><text:span text:style-name="T3"><text:s text:c="2"/>}</text:span></text:span></text:p>
      <text:p text:style-name="P2"><text:span text:style-name="Source_20_Text"><text:span text:style-name="T1">30 </text:span></text:span><text:span text:style-name="Source_20_Text"><text:span text:style-name="T3">}</text:span></text:span></text:p>
      <text:p text:style-name="P2"><text:span text:style-name="Source_20_Text"><text:span text:style-name="T1">31 </text:span></text:span></text:p>
      <text:p text:style-name="P2"><text:span text:style-name="Source_20_Text"><text:span text:style-name="T1">32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HomePage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33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HomePage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34 </text:span></text:span></text:p>
      <text:p text:style-name="P2"><text:span text:style-name="Source_20_Text"><text:span text:style-name="T1">35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36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37 </text:span></text:span><text:span text:style-name="Source_20_Text"><text:span text:style-name="T3"><text:s text:c="4"/>print(</text:span></text:span><text:span text:style-name="Source_20_Text"><text:span text:style-name="T6">"🔄 HomePage rebuild (ONLY once)"</text:span></text:span><text:span text:style-name="Source_20_Text"><text:span text:style-name="T3">);</text:span></text:span></text:p>
      <text:p text:style-name="P2"><text:span text:style-name="Source_20_Text"><text:span text:style-name="T1">38 </text:span></text:span></text:p>
      <text:p text:style-name="P2"><text:span text:style-name="Source_20_Text"><text:span text:style-name="T1">39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Scaffold(</text:span></text:span></text:p>
      <text:p text:style-name="P2"><text:span text:style-name="Source_20_Text"><text:span text:style-name="T1">40 </text:span></text:span><text:span text:style-name="Source_20_Text"><text:span text:style-name="T3"><text:s text:c="6"/>appBar: AppBar(title: </text:span></text:span><text:span text:style-name="Source_20_Text"><text:span text:style-name="T5">const</text:span></text:span><text:span text:style-name="Source_20_Text"><text:span text:style-name="T3"> Text(</text:span></text:span><text:span text:style-name="Source_20_Text"><text:span text:style-name="T6">"Consumer Example"</text:span></text:span><text:span text:style-name="Source_20_Text"><text:span text:style-name="T3">)),</text:span></text:span></text:p>
      <text:p text:style-name="P2"><text:span text:style-name="Source_20_Text"><text:span text:style-name="T1">41 </text:span></text:span><text:span text:style-name="Source_20_Text"><text:span text:style-name="T3"><text:s text:c="6"/>body: Center(</text:span></text:span></text:p>
      <text:p text:style-name="P2"><text:span text:style-name="Source_20_Text"><text:span text:style-name="T1">42 </text:span></text:span><text:span text:style-name="Source_20_Text"><text:span text:style-name="T3"><text:s text:c="8"/>child: Consumer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</text:span></text:span></text:p>
      <text:p text:style-name="P2"><text:span text:style-name="Source_20_Text"><text:span text:style-name="T1">43 </text:span></text:span><text:span text:style-name="Source_20_Text"><text:span text:style-name="T3"><text:s text:c="10"/>builder: (context, counter, child) {</text:span></text:span></text:p>
      <text:p text:style-name="P2"><text:span text:style-name="Source_20_Text"><text:span text:style-name="T1">44 </text:span></text:span><text:span text:style-name="Source_20_Text"><text:span text:style-name="T3"><text:s text:c="12"/>print(</text:span></text:span><text:span text:style-name="Source_20_Text"><text:span text:style-name="T6">"🟢 Consumer rebuild"</text:span></text:span><text:span text:style-name="Source_20_Text"><text:span text:style-name="T3">);</text:span></text:span></text:p>
      <text:p text:style-name="P2"><text:span text:style-name="Source_20_Text"><text:span text:style-name="T1">45 </text:span></text:span><text:span text:style-name="Source_20_Text"><text:span text:style-name="T3"><text:s text:c="12"/></text:span></text:span><text:span text:style-name="Source_20_Text"><text:span text:style-name="T5">return</text:span></text:span><text:span text:style-name="Source_20_Text"><text:span text:style-name="T3"> Text(</text:span></text:span></text:p>
      <text:p text:style-name="P2"><text:span text:style-name="Source_20_Text"><text:span text:style-name="T1">46 </text:span></text:span><text:span text:style-name="Source_20_Text"><text:span text:style-name="T3"><text:s text:c="14"/></text:span></text:span><text:span text:style-name="Source_20_Text"><text:span text:style-name="T6">"Value: ${</text:span></text:span><text:span text:style-name="Source_20_Text"><text:span text:style-name="T3">counter.value</text:span></text:span><text:span text:style-name="Source_20_Text"><text:span text:style-name="T6">}"</text:span></text:span><text:span text:style-name="Source_20_Text"><text:span text:style-name="T3">,</text:span></text:span></text:p>
      <text:p text:style-name="P2"><text:span text:style-name="Source_20_Text"><text:span text:style-name="T1">47 </text:span></text:span><text:span text:style-name="Source_20_Text"><text:span text:style-name="T3"><text:s text:c="14"/>style: </text:span></text:span><text:span text:style-name="Source_20_Text"><text:span text:style-name="T5">const</text:span></text:span><text:span text:style-name="Source_20_Text"><text:span text:style-name="T3"> TextStyle(fontSize: </text:span></text:span><text:span text:style-name="Source_20_Text"><text:span text:style-name="T9">24</text:span></text:span><text:span text:style-name="Source_20_Text"><text:span text:style-name="T3">),</text:span></text:span></text:p>
      <text:p text:style-name="P2"><text:span text:style-name="Source_20_Text"><text:span text:style-name="T1">48 </text:span></text:span><text:span text:style-name="Source_20_Text"><text:span text:style-name="T3"><text:s text:c="12"/>);</text:span></text:span></text:p>
      <text:p text:style-name="P2"><text:span text:style-name="Source_20_Text"><text:span text:style-name="T1">49 </text:span></text:span><text:span text:style-name="Source_20_Text"><text:span text:style-name="T3"><text:s text:c="10"/>},</text:span></text:span></text:p>
      <text:p text:style-name="P2"><text:soft-page-break/><text:span text:style-name="Source_20_Text"><text:span text:style-name="T1">50 </text:span></text:span><text:span text:style-name="Source_20_Text"><text:span text:style-name="T3"><text:s text:c="8"/>),</text:span></text:span></text:p>
      <text:p text:style-name="P2"><text:span text:style-name="Source_20_Text"><text:span text:style-name="T1">51 </text:span></text:span><text:span text:style-name="Source_20_Text"><text:span text:style-name="T3"><text:s text:c="6"/>),</text:span></text:span></text:p>
      <text:p text:style-name="P2"><text:span text:style-name="Source_20_Text"><text:span text:style-name="T1">52 </text:span></text:span><text:span text:style-name="Source_20_Text"><text:span text:style-name="T3"><text:s text:c="6"/>floatingActionButton: FloatingActionButton(</text:span></text:span></text:p>
      <text:p text:style-name="P2"><text:span text:style-name="Source_20_Text"><text:span text:style-name="T1">53 </text:span></text:span><text:span text:style-name="Source_20_Text"><text:span text:style-name="T3"><text:s text:c="8"/>onPressed: () </text:span></text:span><text:span text:style-name="Source_20_Text"><text:span text:style-name="T7">=&gt;</text:span></text:span><text:span text:style-name="Source_20_Text"><text:span text:style-name="T3"> context.read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).increment(),</text:span></text:span></text:p>
      <text:p text:style-name="P2"><text:span text:style-name="Source_20_Text"><text:span text:style-name="T1">54 </text:span></text:span><text:span text:style-name="Source_20_Text"><text:span text:style-name="T3"><text:s text:c="8"/>child: </text:span></text:span><text:span text:style-name="Source_20_Text"><text:span text:style-name="T5">const</text:span></text:span><text:span text:style-name="Source_20_Text"><text:span text:style-name="T3"> Icon(Icons.add),</text:span></text:span></text:p>
      <text:p text:style-name="P2"><text:span text:style-name="Source_20_Text"><text:span text:style-name="T1">55 </text:span></text:span><text:span text:style-name="Source_20_Text"><text:span text:style-name="T3"><text:s text:c="6"/>),</text:span></text:span></text:p>
      <text:p text:style-name="P2"><text:span text:style-name="Source_20_Text"><text:span text:style-name="T1">56 </text:span></text:span><text:span text:style-name="Source_20_Text"><text:span text:style-name="T3"><text:s text:c="4"/>);</text:span></text:span></text:p>
      <text:p text:style-name="P2"><text:span text:style-name="Source_20_Text"><text:span text:style-name="T1">57 </text:span></text:span><text:span text:style-name="Source_20_Text"><text:span text:style-name="T3"><text:s text:c="2"/>}</text:span></text:span></text:p>
      <text:p text:style-name="P2"><text:span text:style-name="Source_20_Text"><text:span text:style-name="T1">58 </text:span></text:span><text:span text:style-name="Source_20_Text"><text:span text:style-name="T3">}</text:span></text:span></text:p>
      <text:p text:style-name="Horizontal_20_Line"/>
      <text:h text:style-name="Heading_20_1" text:outline-level="1">🔵 3. ONLY <text:span text:style-name="Source_20_Text">Selector</text:span> (fine-grained rebuild)</text:h>
      <text:p text:style-name="Text_20_body">👉 Rebuild only when selected value changes</text:p>
      <text:p text:style-name="P2"><text:span text:style-name="Source_20_Text"><text:span text:style-name="T1"><text:s/>1 </text:span></text:span><text:span text:style-name="Source_20_Text"><text:span text:style-name="T5">import</text:span></text:span><text:span text:style-name="Source_20_Text"><text:span text:style-name="T3"> </text:span></text:span><text:span text:style-name="Source_20_Text"><text:span text:style-name="T6">'package:flutter/material.dart'</text:span></text:span><text:span text:style-name="Source_20_Text"><text:span text:style-name="T3">;</text:span></text:span></text:p>
      <text:p text:style-name="P2"><text:span text:style-name="Source_20_Text"><text:span text:style-name="T1"><text:s/>2 </text:span></text:span><text:span text:style-name="Source_20_Text"><text:span text:style-name="T5">import</text:span></text:span><text:span text:style-name="Source_20_Text"><text:span text:style-name="T3"> </text:span></text:span><text:span text:style-name="Source_20_Text"><text:span text:style-name="T6">'package:provider/provider.dart'</text:span></text:span><text:span text:style-name="Source_20_Text"><text:span text:style-name="T3">;</text:span></text:span></text:p>
      <text:p text:style-name="P2"><text:span text:style-name="Source_20_Text"><text:span text:style-name="T1"><text:s/>3 </text:span></text:span></text:p>
      <text:p text:style-name="P2"><text:span text:style-name="Source_20_Text"><text:span text:style-name="T1"><text:s/>4 </text:span></text:span><text:span text:style-name="Source_20_Text"><text:span text:style-name="T5">void</text:span></text:span><text:span text:style-name="Source_20_Text"><text:span text:style-name="T3"> main() {</text:span></text:span></text:p>
      <text:p text:style-name="P2"><text:span text:style-name="Source_20_Text"><text:span text:style-name="T1"><text:s/>5 </text:span></text:span><text:span text:style-name="Source_20_Text"><text:span text:style-name="T3"><text:s text:c="2"/>runApp(</text:span></text:span></text:p>
      <text:p text:style-name="P2"><text:span text:style-name="Source_20_Text"><text:span text:style-name="T1"><text:s/>6 </text:span></text:span><text:span text:style-name="Source_20_Text"><text:span text:style-name="T3"><text:s text:c="4"/>ChangeNotifierProvider(</text:span></text:span></text:p>
      <text:p text:style-name="P2"><text:span text:style-name="Source_20_Text"><text:span text:style-name="T1"><text:s/>7 </text:span></text:span><text:span text:style-name="Source_20_Text"><text:span text:style-name="T3"><text:s text:c="6"/>create: (_) </text:span></text:span><text:span text:style-name="Source_20_Text"><text:span text:style-name="T7">=&gt;</text:span></text:span><text:span text:style-name="Source_20_Text"><text:span text:style-name="T3"> Counter(),</text:span></text:span></text:p>
      <text:p text:style-name="P2"><text:span text:style-name="Source_20_Text"><text:span text:style-name="T1"><text:s/>8 </text:span></text:span><text:span text:style-name="Source_20_Text"><text:span text:style-name="T3"><text:s text:c="6"/>child: </text:span></text:span><text:span text:style-name="Source_20_Text"><text:span text:style-name="T5">const</text:span></text:span><text:span text:style-name="Source_20_Text"><text:span text:style-name="T3"> MyApp(),</text:span></text:span></text:p>
      <text:p text:style-name="P2"><text:span text:style-name="Source_20_Text"><text:span text:style-name="T1"><text:s/>9 </text:span></text:span><text:span text:style-name="Source_20_Text"><text:span text:style-name="T3"><text:s text:c="4"/>),</text:span></text:span></text:p>
      <text:p text:style-name="P2"><text:span text:style-name="Source_20_Text"><text:span text:style-name="T1">10 </text:span></text:span><text:span text:style-name="Source_20_Text"><text:span text:style-name="T3"><text:s text:c="2"/>);</text:span></text:span></text:p>
      <text:p text:style-name="P2"><text:span text:style-name="Source_20_Text"><text:span text:style-name="T1">11 </text:span></text:span><text:span text:style-name="Source_20_Text"><text:span text:style-name="T3">}</text:span></text:span></text:p>
      <text:p text:style-name="P2"><text:span text:style-name="Source_20_Text"><text:span text:style-name="T1">12 </text:span></text:span></text:p>
      <text:p text:style-name="P2"><text:span text:style-name="Source_20_Text"><text:span text:style-name="T1">13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Counter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ChangeNotifier {</text:span></text:span></text:p>
      <text:p text:style-name="P2"><text:span text:style-name="Source_20_Text"><text:span text:style-name="T1">14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_value </text:span></text:span><text:span text:style-name="Source_20_Text"><text:span text:style-name="T7">=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;</text:span></text:span></text:p>
      <text:p text:style-name="P2"><text:span text:style-name="Source_20_Text"><text:span text:style-name="T1">15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_other </text:span></text:span><text:span text:style-name="Source_20_Text"><text:span text:style-name="T7">=</text:span></text:span><text:span text:style-name="Source_20_Text"><text:span text:style-name="T3"> </text:span></text:span><text:span text:style-name="Source_20_Text"><text:span text:style-name="T9">100</text:span></text:span><text:span text:style-name="Source_20_Text"><text:span text:style-name="T3">;</text:span></text:span></text:p>
      <text:p text:style-name="P2"><text:span text:style-name="Source_20_Text"><text:span text:style-name="T1">16 </text:span></text:span></text:p>
      <text:p text:style-name="P2"><text:span text:style-name="Source_20_Text"><text:span text:style-name="T1">17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</text:span></text:span><text:span text:style-name="Source_20_Text"><text:span text:style-name="T5">get</text:span></text:span><text:span text:style-name="Source_20_Text"><text:span text:style-name="T3"> value </text:span></text:span><text:span text:style-name="Source_20_Text"><text:span text:style-name="T7">=&gt;</text:span></text:span><text:span text:style-name="Source_20_Text"><text:span text:style-name="T3"> _value;</text:span></text:span></text:p>
      <text:p text:style-name="P2"><text:span text:style-name="Source_20_Text"><text:span text:style-name="T1">18 </text:span></text:span><text:span text:style-name="Source_20_Text"><text:span text:style-name="T3"><text:s text:c="2"/></text:span></text:span><text:span text:style-name="Source_20_Text"><text:span text:style-name="T5">int</text:span></text:span><text:span text:style-name="Source_20_Text"><text:span text:style-name="T3"> </text:span></text:span><text:span text:style-name="Source_20_Text"><text:span text:style-name="T5">get</text:span></text:span><text:span text:style-name="Source_20_Text"><text:span text:style-name="T3"> other </text:span></text:span><text:span text:style-name="Source_20_Text"><text:span text:style-name="T7">=&gt;</text:span></text:span><text:span text:style-name="Source_20_Text"><text:span text:style-name="T3"> _other;</text:span></text:span></text:p>
      <text:p text:style-name="P2"><text:span text:style-name="Source_20_Text"><text:span text:style-name="T1">19 </text:span></text:span></text:p>
      <text:p text:style-name="P2"><text:span text:style-name="Source_20_Text"><text:span text:style-name="T1">20 </text:span></text:span><text:span text:style-name="Source_20_Text"><text:span text:style-name="T3"><text:s text:c="2"/></text:span></text:span><text:span text:style-name="Source_20_Text"><text:span text:style-name="T5">void</text:span></text:span><text:span text:style-name="Source_20_Text"><text:span text:style-name="T3"> increment() {</text:span></text:span></text:p>
      <text:p text:style-name="P2"><text:span text:style-name="Source_20_Text"><text:span text:style-name="T1">21 </text:span></text:span><text:span text:style-name="Source_20_Text"><text:span text:style-name="T3"><text:s text:c="4"/>_value</text:span></text:span><text:span text:style-name="Source_20_Text"><text:span text:style-name="T7">++</text:span></text:span><text:span text:style-name="Source_20_Text"><text:span text:style-name="T3">;</text:span></text:span></text:p>
      <text:p text:style-name="P2"><text:span text:style-name="Source_20_Text"><text:span text:style-name="T1">22 </text:span></text:span><text:span text:style-name="Source_20_Text"><text:span text:style-name="T3"><text:s text:c="4"/>notifyListeners();</text:span></text:span></text:p>
      <text:p text:style-name="P2"><text:span text:style-name="Source_20_Text"><text:span text:style-name="T1">23 </text:span></text:span><text:span text:style-name="Source_20_Text"><text:span text:style-name="T3"><text:s text:c="2"/>}</text:span></text:span></text:p>
      <text:p text:style-name="P2"><text:span text:style-name="Source_20_Text"><text:span text:style-name="T1">24 </text:span></text:span></text:p>
      <text:p text:style-name="P2"><text:span text:style-name="Source_20_Text"><text:span text:style-name="T1">25 </text:span></text:span><text:span text:style-name="Source_20_Text"><text:span text:style-name="T3"><text:s text:c="2"/></text:span></text:span><text:span text:style-name="Source_20_Text"><text:span text:style-name="T5">void</text:span></text:span><text:span text:style-name="Source_20_Text"><text:span text:style-name="T3"> changeOther() {</text:span></text:span></text:p>
      <text:p text:style-name="P2"><text:span text:style-name="Source_20_Text"><text:span text:style-name="T1">26 </text:span></text:span><text:span text:style-name="Source_20_Text"><text:span text:style-name="T3"><text:s text:c="4"/>_other</text:span></text:span><text:span text:style-name="Source_20_Text"><text:span text:style-name="T7">++</text:span></text:span><text:span text:style-name="Source_20_Text"><text:span text:style-name="T3">;</text:span></text:span></text:p>
      <text:p text:style-name="P2"><text:span text:style-name="Source_20_Text"><text:span text:style-name="T1">27 </text:span></text:span><text:span text:style-name="Source_20_Text"><text:span text:style-name="T3"><text:s text:c="4"/>notifyListeners();</text:span></text:span></text:p>
      <text:p text:style-name="P2"><text:span text:style-name="Source_20_Text"><text:span text:style-name="T1">28 </text:span></text:span><text:span text:style-name="Source_20_Text"><text:span text:style-name="T3"><text:s text:c="2"/>}</text:span></text:span></text:p>
      <text:p text:style-name="P2"><text:span text:style-name="Source_20_Text"><text:span text:style-name="T1">29 </text:span></text:span><text:span text:style-name="Source_20_Text"><text:span text:style-name="T3">}</text:span></text:span></text:p>
      <text:p text:style-name="P2"><text:span text:style-name="Source_20_Text"><text:span text:style-name="T1">30 </text:span></text:span></text:p>
      <text:p text:style-name="P2"><text:span text:style-name="Source_20_Text"><text:span text:style-name="T1">31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MyApp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32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MyApp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33 </text:span></text:span></text:p>
      <text:p text:style-name="P2"><text:span text:style-name="Source_20_Text"><text:span text:style-name="T1">34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35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36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</text:span></text:span><text:span text:style-name="Source_20_Text"><text:span text:style-name="T5">const</text:span></text:span><text:span text:style-name="Source_20_Text"><text:span text:style-name="T3"> MaterialApp(home: HomePage());</text:span></text:span></text:p>
      <text:p text:style-name="P2"><text:span text:style-name="Source_20_Text"><text:span text:style-name="T1">37 </text:span></text:span><text:span text:style-name="Source_20_Text"><text:span text:style-name="T3"><text:s text:c="2"/>}</text:span></text:span></text:p>
      <text:p text:style-name="P2"><text:span text:style-name="Source_20_Text"><text:span text:style-name="T1">38 </text:span></text:span><text:span text:style-name="Source_20_Text"><text:span text:style-name="T3">}</text:span></text:span></text:p>
      <text:p text:style-name="P2"><text:span text:style-name="Source_20_Text"><text:span text:style-name="T1">39 </text:span></text:span></text:p>
      <text:p text:style-name="P2"><text:span text:style-name="Source_20_Text"><text:span text:style-name="T1">40 </text:span></text:span><text:span text:style-name="Source_20_Text"><text:span text:style-name="T5">class</text:span></text:span><text:span text:style-name="Source_20_Text"><text:span text:style-name="T3"> </text:span></text:span><text:span text:style-name="Source_20_Text"><text:span text:style-name="T8">HomePage</text:span></text:span><text:span text:style-name="Source_20_Text"><text:span text:style-name="T3"> </text:span></text:span><text:span text:style-name="Source_20_Text"><text:span text:style-name="T5">extends</text:span></text:span><text:span text:style-name="Source_20_Text"><text:span text:style-name="T3"> StatelessWidget {</text:span></text:span></text:p>
      <text:p text:style-name="P2"><text:span text:style-name="Source_20_Text"><text:span text:style-name="T1">41 </text:span></text:span><text:span text:style-name="Source_20_Text"><text:span text:style-name="T3"><text:s text:c="2"/></text:span></text:span><text:span text:style-name="Source_20_Text"><text:span text:style-name="T5">const</text:span></text:span><text:span text:style-name="Source_20_Text"><text:span text:style-name="T3"> HomePage({</text:span></text:span><text:span text:style-name="Source_20_Text"><text:span text:style-name="T5">super</text:span></text:span><text:span text:style-name="Source_20_Text"><text:span text:style-name="T3">.key});</text:span></text:span></text:p>
      <text:p text:style-name="P2"><text:span text:style-name="Source_20_Text"><text:span text:style-name="T1">42 </text:span></text:span></text:p>
      <text:p text:style-name="P2"><text:soft-page-break/><text:span text:style-name="Source_20_Text"><text:span text:style-name="T1">43 </text:span></text:span><text:span text:style-name="Source_20_Text"><text:span text:style-name="T3"><text:s text:c="2"/></text:span></text:span><text:span text:style-name="Source_20_Text"><text:span text:style-name="T8">@override</text:span></text:span></text:p>
      <text:p text:style-name="P2"><text:span text:style-name="Source_20_Text"><text:span text:style-name="T1">44 </text:span></text:span><text:span text:style-name="Source_20_Text"><text:span text:style-name="T3"><text:s text:c="2"/>Widget build(BuildContext context) {</text:span></text:span></text:p>
      <text:p text:style-name="P2"><text:span text:style-name="Source_20_Text"><text:span text:style-name="T1">45 </text:span></text:span><text:span text:style-name="Source_20_Text"><text:span text:style-name="T3"><text:s text:c="4"/>print(</text:span></text:span><text:span text:style-name="Source_20_Text"><text:span text:style-name="T6">"🔄 HomePage rebuild (ONLY once)"</text:span></text:span><text:span text:style-name="Source_20_Text"><text:span text:style-name="T3">);</text:span></text:span></text:p>
      <text:p text:style-name="P2"><text:span text:style-name="Source_20_Text"><text:span text:style-name="T1">46 </text:span></text:span></text:p>
      <text:p text:style-name="P2"><text:span text:style-name="Source_20_Text"><text:span text:style-name="T1">47 </text:span></text:span><text:span text:style-name="Source_20_Text"><text:span text:style-name="T3"><text:s text:c="4"/></text:span></text:span><text:span text:style-name="Source_20_Text"><text:span text:style-name="T5">return</text:span></text:span><text:span text:style-name="Source_20_Text"><text:span text:style-name="T3"> Scaffold(</text:span></text:span></text:p>
      <text:p text:style-name="P2"><text:span text:style-name="Source_20_Text"><text:span text:style-name="T1">48 </text:span></text:span><text:span text:style-name="Source_20_Text"><text:span text:style-name="T3"><text:s text:c="6"/>appBar: AppBar(title: </text:span></text:span><text:span text:style-name="Source_20_Text"><text:span text:style-name="T5">const</text:span></text:span><text:span text:style-name="Source_20_Text"><text:span text:style-name="T3"> Text(</text:span></text:span><text:span text:style-name="Source_20_Text"><text:span text:style-name="T6">"Selector Example"</text:span></text:span><text:span text:style-name="Source_20_Text"><text:span text:style-name="T3">)),</text:span></text:span></text:p>
      <text:p text:style-name="P2"><text:span text:style-name="Source_20_Text"><text:span text:style-name="T1">49 </text:span></text:span><text:span text:style-name="Source_20_Text"><text:span text:style-name="T3"><text:s text:c="6"/>body: Column(</text:span></text:span></text:p>
      <text:p text:style-name="P2"><text:span text:style-name="Source_20_Text"><text:span text:style-name="T1">50 </text:span></text:span><text:span text:style-name="Source_20_Text"><text:span text:style-name="T3"><text:s text:c="8"/>mainAxisAlignment: MainAxisAlignment.center,</text:span></text:span></text:p>
      <text:p text:style-name="P2"><text:span text:style-name="Source_20_Text"><text:span text:style-name="T1">51 </text:span></text:span><text:span text:style-name="Source_20_Text"><text:span text:style-name="T3"><text:s text:c="8"/>children: [</text:span></text:span></text:p>
      <text:p text:style-name="P2"><text:span text:style-name="Source_20_Text"><text:span text:style-name="T1">52 </text:span></text:span><text:span text:style-name="Source_20_Text"><text:span text:style-name="T3"><text:s text:c="10"/>Selector</text:span></text:span><text:span text:style-name="Source_20_Text"><text:span text:style-name="T7">&lt;</text:span></text:span><text:span text:style-name="Source_20_Text"><text:span text:style-name="T3">Counter, </text:span></text:span><text:span text:style-name="Source_20_Text"><text:span text:style-name="T5">int</text:span></text:span><text:span text:style-name="Source_20_Text"><text:span text:style-name="T7">&gt;</text:span></text:span><text:span text:style-name="Source_20_Text"><text:span text:style-name="T3">(</text:span></text:span></text:p>
      <text:p text:style-name="P2"><text:span text:style-name="Source_20_Text"><text:span text:style-name="T1">53 </text:span></text:span><text:span text:style-name="Source_20_Text"><text:span text:style-name="T3"><text:s text:c="12"/>selector: (_, counter) </text:span></text:span><text:span text:style-name="Source_20_Text"><text:span text:style-name="T7">=&gt;</text:span></text:span><text:span text:style-name="Source_20_Text"><text:span text:style-name="T3"> counter.value,</text:span></text:span></text:p>
      <text:p text:style-name="P2"><text:span text:style-name="Source_20_Text"><text:span text:style-name="T1">54 </text:span></text:span><text:span text:style-name="Source_20_Text"><text:span text:style-name="T3"><text:s text:c="12"/>builder: (_, value, __) {</text:span></text:span></text:p>
      <text:p text:style-name="P2"><text:span text:style-name="Source_20_Text"><text:span text:style-name="T1">55 </text:span></text:span><text:span text:style-name="Source_20_Text"><text:span text:style-name="T3"><text:s text:c="14"/>print(</text:span></text:span><text:span text:style-name="Source_20_Text"><text:span text:style-name="T6">"🔵 Selector rebuild (value)"</text:span></text:span><text:span text:style-name="Source_20_Text"><text:span text:style-name="T3">);</text:span></text:span></text:p>
      <text:p text:style-name="P2"><text:span text:style-name="Source_20_Text"><text:span text:style-name="T1">56 </text:span></text:span><text:span text:style-name="Source_20_Text"><text:span text:style-name="T3"><text:s text:c="14"/></text:span></text:span><text:span text:style-name="Source_20_Text"><text:span text:style-name="T5">return</text:span></text:span><text:span text:style-name="Source_20_Text"><text:span text:style-name="T3"> Text(</text:span></text:span></text:p>
      <text:p text:style-name="P2"><text:span text:style-name="Source_20_Text"><text:span text:style-name="T1">57 </text:span></text:span><text:span text:style-name="Source_20_Text"><text:span text:style-name="T3"><text:s text:c="16"/></text:span></text:span><text:span text:style-name="Source_20_Text"><text:span text:style-name="T6">"Value: $</text:span></text:span><text:span text:style-name="Source_20_Text"><text:span text:style-name="T3">value</text:span></text:span><text:span text:style-name="Source_20_Text"><text:span text:style-name="T6">"</text:span></text:span><text:span text:style-name="Source_20_Text"><text:span text:style-name="T3">,</text:span></text:span></text:p>
      <text:p text:style-name="P2"><text:span text:style-name="Source_20_Text"><text:span text:style-name="T1">58 </text:span></text:span><text:span text:style-name="Source_20_Text"><text:span text:style-name="T3"><text:s text:c="16"/>style: </text:span></text:span><text:span text:style-name="Source_20_Text"><text:span text:style-name="T5">const</text:span></text:span><text:span text:style-name="Source_20_Text"><text:span text:style-name="T3"> TextStyle(fontSize: </text:span></text:span><text:span text:style-name="Source_20_Text"><text:span text:style-name="T9">24</text:span></text:span><text:span text:style-name="Source_20_Text"><text:span text:style-name="T3">),</text:span></text:span></text:p>
      <text:p text:style-name="P2"><text:span text:style-name="Source_20_Text"><text:span text:style-name="T1">59 </text:span></text:span><text:span text:style-name="Source_20_Text"><text:span text:style-name="T3"><text:s text:c="14"/>);</text:span></text:span></text:p>
      <text:p text:style-name="P2"><text:span text:style-name="Source_20_Text"><text:span text:style-name="T1">60 </text:span></text:span><text:span text:style-name="Source_20_Text"><text:span text:style-name="T3"><text:s text:c="12"/>},</text:span></text:span></text:p>
      <text:p text:style-name="P2"><text:span text:style-name="Source_20_Text"><text:span text:style-name="T1">61 </text:span></text:span><text:span text:style-name="Source_20_Text"><text:span text:style-name="T3"><text:s text:c="10"/>),</text:span></text:span></text:p>
      <text:p text:style-name="P2"><text:span text:style-name="Source_20_Text"><text:span text:style-name="T1">62 </text:span></text:span></text:p>
      <text:p text:style-name="P2"><text:span text:style-name="Source_20_Text"><text:span text:style-name="T1">63 </text:span></text:span><text:span text:style-name="Source_20_Text"><text:span text:style-name="T3"><text:s text:c="10"/></text:span></text:span><text:span text:style-name="Source_20_Text"><text:span text:style-name="T5">const</text:span></text:span><text:span text:style-name="Source_20_Text"><text:span text:style-name="T3"> SizedBox(height: </text:span></text:span><text:span text:style-name="Source_20_Text"><text:span text:style-name="T9">20</text:span></text:span><text:span text:style-name="Source_20_Text"><text:span text:style-name="T3">),</text:span></text:span></text:p>
      <text:p text:style-name="P2"><text:span text:style-name="Source_20_Text"><text:span text:style-name="T1">64 </text:span></text:span></text:p>
      <text:p text:style-name="P2"><text:span text:style-name="Source_20_Text"><text:span text:style-name="T1">65 </text:span></text:span><text:span text:style-name="Source_20_Text"><text:span text:style-name="T3"><text:s text:c="10"/>Selector</text:span></text:span><text:span text:style-name="Source_20_Text"><text:span text:style-name="T7">&lt;</text:span></text:span><text:span text:style-name="Source_20_Text"><text:span text:style-name="T3">Counter, </text:span></text:span><text:span text:style-name="Source_20_Text"><text:span text:style-name="T5">int</text:span></text:span><text:span text:style-name="Source_20_Text"><text:span text:style-name="T7">&gt;</text:span></text:span><text:span text:style-name="Source_20_Text"><text:span text:style-name="T3">(</text:span></text:span></text:p>
      <text:p text:style-name="P2"><text:span text:style-name="Source_20_Text"><text:span text:style-name="T1">66 </text:span></text:span><text:span text:style-name="Source_20_Text"><text:span text:style-name="T3"><text:s text:c="12"/>selector: (_, counter) </text:span></text:span><text:span text:style-name="Source_20_Text"><text:span text:style-name="T7">=&gt;</text:span></text:span><text:span text:style-name="Source_20_Text"><text:span text:style-name="T3"> counter.other,</text:span></text:span></text:p>
      <text:p text:style-name="P2"><text:span text:style-name="Source_20_Text"><text:span text:style-name="T1">67 </text:span></text:span><text:span text:style-name="Source_20_Text"><text:span text:style-name="T3"><text:s text:c="12"/>builder: (_, other, __) {</text:span></text:span></text:p>
      <text:p text:style-name="P2"><text:span text:style-name="Source_20_Text"><text:span text:style-name="T1">68 </text:span></text:span><text:span text:style-name="Source_20_Text"><text:span text:style-name="T3"><text:s text:c="14"/>print(</text:span></text:span><text:span text:style-name="Source_20_Text"><text:span text:style-name="T6">"🟡 Selector rebuild (other)"</text:span></text:span><text:span text:style-name="Source_20_Text"><text:span text:style-name="T3">);</text:span></text:span></text:p>
      <text:p text:style-name="P2"><text:span text:style-name="Source_20_Text"><text:span text:style-name="T1">69 </text:span></text:span><text:span text:style-name="Source_20_Text"><text:span text:style-name="T3"><text:s text:c="14"/></text:span></text:span><text:span text:style-name="Source_20_Text"><text:span text:style-name="T5">return</text:span></text:span><text:span text:style-name="Source_20_Text"><text:span text:style-name="T3"> Text(</text:span></text:span></text:p>
      <text:p text:style-name="P2"><text:span text:style-name="Source_20_Text"><text:span text:style-name="T1">70 </text:span></text:span><text:span text:style-name="Source_20_Text"><text:span text:style-name="T3"><text:s text:c="16"/></text:span></text:span><text:span text:style-name="Source_20_Text"><text:span text:style-name="T6">"Other: $</text:span></text:span><text:span text:style-name="Source_20_Text"><text:span text:style-name="T3">other</text:span></text:span><text:span text:style-name="Source_20_Text"><text:span text:style-name="T6">"</text:span></text:span><text:span text:style-name="Source_20_Text"><text:span text:style-name="T3">,</text:span></text:span></text:p>
      <text:p text:style-name="P2"><text:span text:style-name="Source_20_Text"><text:span text:style-name="T1">71 </text:span></text:span><text:span text:style-name="Source_20_Text"><text:span text:style-name="T3"><text:s text:c="16"/>style: </text:span></text:span><text:span text:style-name="Source_20_Text"><text:span text:style-name="T5">const</text:span></text:span><text:span text:style-name="Source_20_Text"><text:span text:style-name="T3"> TextStyle(fontSize: </text:span></text:span><text:span text:style-name="Source_20_Text"><text:span text:style-name="T9">24</text:span></text:span><text:span text:style-name="Source_20_Text"><text:span text:style-name="T3">),</text:span></text:span></text:p>
      <text:p text:style-name="P2"><text:span text:style-name="Source_20_Text"><text:span text:style-name="T1">72 </text:span></text:span><text:span text:style-name="Source_20_Text"><text:span text:style-name="T3"><text:s text:c="14"/>);</text:span></text:span></text:p>
      <text:p text:style-name="P2"><text:span text:style-name="Source_20_Text"><text:span text:style-name="T1">73 </text:span></text:span><text:span text:style-name="Source_20_Text"><text:span text:style-name="T3"><text:s text:c="12"/>},</text:span></text:span></text:p>
      <text:p text:style-name="P2"><text:span text:style-name="Source_20_Text"><text:span text:style-name="T1">74 </text:span></text:span><text:span text:style-name="Source_20_Text"><text:span text:style-name="T3"><text:s text:c="10"/>),</text:span></text:span></text:p>
      <text:p text:style-name="P2"><text:span text:style-name="Source_20_Text"><text:span text:style-name="T1">75 </text:span></text:span><text:span text:style-name="Source_20_Text"><text:span text:style-name="T3"><text:s text:c="8"/>],</text:span></text:span></text:p>
      <text:p text:style-name="P2"><text:span text:style-name="Source_20_Text"><text:span text:style-name="T1">76 </text:span></text:span><text:span text:style-name="Source_20_Text"><text:span text:style-name="T3"><text:s text:c="6"/>),</text:span></text:span></text:p>
      <text:p text:style-name="P2"><text:span text:style-name="Source_20_Text"><text:span text:style-name="T1">77 </text:span></text:span><text:span text:style-name="Source_20_Text"><text:span text:style-name="T3"><text:s text:c="6"/>floatingActionButton: Column(</text:span></text:span></text:p>
      <text:p text:style-name="P2"><text:span text:style-name="Source_20_Text"><text:span text:style-name="T1">78 </text:span></text:span><text:span text:style-name="Source_20_Text"><text:span text:style-name="T3"><text:s text:c="8"/>mainAxisAlignment: MainAxisAlignment.end,</text:span></text:span></text:p>
      <text:p text:style-name="P2"><text:span text:style-name="Source_20_Text"><text:span text:style-name="T1">79 </text:span></text:span><text:span text:style-name="Source_20_Text"><text:span text:style-name="T3"><text:s text:c="8"/>children: [</text:span></text:span></text:p>
      <text:p text:style-name="P2"><text:span text:style-name="Source_20_Text"><text:span text:style-name="T1">80 </text:span></text:span><text:span text:style-name="Source_20_Text"><text:span text:style-name="T3"><text:s text:c="10"/>FloatingActionButton(</text:span></text:span></text:p>
      <text:p text:style-name="P2"><text:span text:style-name="Source_20_Text"><text:span text:style-name="T1">81 </text:span></text:span><text:span text:style-name="Source_20_Text"><text:span text:style-name="T3"><text:s text:c="12"/>heroTag: </text:span></text:span><text:span text:style-name="Source_20_Text"><text:span text:style-name="T6">"btn1"</text:span></text:span><text:span text:style-name="Source_20_Text"><text:span text:style-name="T3">,</text:span></text:span></text:p>
      <text:p text:style-name="P2"><text:span text:style-name="Source_20_Text"><text:span text:style-name="T1">82 </text:span></text:span><text:span text:style-name="Source_20_Text"><text:span text:style-name="T3"><text:s text:c="12"/>onPressed: () </text:span></text:span><text:span text:style-name="Source_20_Text"><text:span text:style-name="T7">=&gt;</text:span></text:span><text:span text:style-name="Source_20_Text"><text:span text:style-name="T3"> context.read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).increment(),</text:span></text:span></text:p>
      <text:p text:style-name="P2"><text:span text:style-name="Source_20_Text"><text:span text:style-name="T1">83 </text:span></text:span><text:span text:style-name="Source_20_Text"><text:span text:style-name="T3"><text:s text:c="12"/>child: </text:span></text:span><text:span text:style-name="Source_20_Text"><text:span text:style-name="T5">const</text:span></text:span><text:span text:style-name="Source_20_Text"><text:span text:style-name="T3"> Icon(Icons.add),</text:span></text:span></text:p>
      <text:p text:style-name="P2"><text:span text:style-name="Source_20_Text"><text:span text:style-name="T1">84 </text:span></text:span><text:span text:style-name="Source_20_Text"><text:span text:style-name="T3"><text:s text:c="10"/>),</text:span></text:span></text:p>
      <text:p text:style-name="P2"><text:span text:style-name="Source_20_Text"><text:span text:style-name="T1">85 </text:span></text:span><text:span text:style-name="Source_20_Text"><text:span text:style-name="T3"><text:s text:c="10"/></text:span></text:span><text:span text:style-name="Source_20_Text"><text:span text:style-name="T5">const</text:span></text:span><text:span text:style-name="Source_20_Text"><text:span text:style-name="T3"> SizedBox(height: </text:span></text:span><text:span text:style-name="Source_20_Text"><text:span text:style-name="T9">10</text:span></text:span><text:span text:style-name="Source_20_Text"><text:span text:style-name="T3">),</text:span></text:span></text:p>
      <text:p text:style-name="P2"><text:span text:style-name="Source_20_Text"><text:span text:style-name="T1">86 </text:span></text:span><text:span text:style-name="Source_20_Text"><text:span text:style-name="T3"><text:s text:c="10"/>FloatingActionButton(</text:span></text:span></text:p>
      <text:p text:style-name="P2"><text:span text:style-name="Source_20_Text"><text:span text:style-name="T1">87 </text:span></text:span><text:span text:style-name="Source_20_Text"><text:span text:style-name="T3"><text:s text:c="12"/>heroTag: </text:span></text:span><text:span text:style-name="Source_20_Text"><text:span text:style-name="T6">"btn2"</text:span></text:span><text:span text:style-name="Source_20_Text"><text:span text:style-name="T3">,</text:span></text:span></text:p>
      <text:p text:style-name="P2"><text:span text:style-name="Source_20_Text"><text:span text:style-name="T1">88 </text:span></text:span><text:span text:style-name="Source_20_Text"><text:span text:style-name="T3"><text:s text:c="12"/>onPressed: () </text:span></text:span><text:span text:style-name="Source_20_Text"><text:span text:style-name="T7">=&gt;</text:span></text:span><text:span text:style-name="Source_20_Text"><text:span text:style-name="T3"> context.read</text:span></text:span><text:span text:style-name="Source_20_Text"><text:span text:style-name="T7">&lt;</text:span></text:span><text:span text:style-name="Source_20_Text"><text:span text:style-name="T3">Counter</text:span></text:span><text:span text:style-name="Source_20_Text"><text:span text:style-name="T7">&gt;</text:span></text:span><text:span text:style-name="Source_20_Text"><text:span text:style-name="T3">().changeOther(),</text:span></text:span></text:p>
      <text:p text:style-name="P2"><text:span text:style-name="Source_20_Text"><text:span text:style-name="T1">89 </text:span></text:span><text:span text:style-name="Source_20_Text"><text:span text:style-name="T3"><text:s text:c="12"/>child: </text:span></text:span><text:span text:style-name="Source_20_Text"><text:span text:style-name="T5">const</text:span></text:span><text:span text:style-name="Source_20_Text"><text:span text:style-name="T3"> Icon(Icons.refresh),</text:span></text:span></text:p>
      <text:p text:style-name="P2"><text:span text:style-name="Source_20_Text"><text:span text:style-name="T1">90 </text:span></text:span><text:span text:style-name="Source_20_Text"><text:span text:style-name="T3"><text:s text:c="10"/>),</text:span></text:span></text:p>
      <text:p text:style-name="P2"><text:span text:style-name="Source_20_Text"><text:span text:style-name="T1">91 </text:span></text:span><text:span text:style-name="Source_20_Text"><text:span text:style-name="T3"><text:s text:c="8"/>],</text:span></text:span></text:p>
      <text:p text:style-name="P2"><text:span text:style-name="Source_20_Text"><text:span text:style-name="T1">92 </text:span></text:span><text:span text:style-name="Source_20_Text"><text:span text:style-name="T3"><text:s text:c="6"/>),</text:span></text:span></text:p>
      <text:p text:style-name="P2"><text:span text:style-name="Source_20_Text"><text:span text:style-name="T1">93 </text:span></text:span><text:span text:style-name="Source_20_Text"><text:span text:style-name="T3"><text:s text:c="4"/>);</text:span></text:span></text:p>
      <text:p text:style-name="P2"><text:span text:style-name="Source_20_Text"><text:span text:style-name="T1">94 </text:span></text:span><text:span text:style-name="Source_20_Text"><text:span text:style-name="T3"><text:s text:c="2"/>}</text:span></text:span></text:p>
      <text:p text:style-name="P2"><text:span text:style-name="Source_20_Text"><text:span text:style-name="T1">95 </text:span></text:span><text:span text:style-name="Source_20_Text"><text:span text:style-name="T3">}</text:span></text:span></text:p>
      <text:p text:style-name="Horizontal_20_Line"/>
      <text:h text:style-name="Heading_20_1" text:outline-level="1"><text:soft-page-break/>🔥 Summary (super clear)</text:h>
      <text:list text:style-name="L1">
        <text:list-item>
          <text:p text:style-name="P3">🔴 <text:span text:style-name="Source_20_Text">watch()</text:span> → rebuild whole widget</text:p>
        </text:list-item>
        <text:list-item>
          <text:p text:style-name="P3">🟢 <text:span text:style-name="Source_20_Text">Consumer</text:span> → rebuild only that widget</text:p>
        </text:list-item>
        <text:list-item>
          <text:p text:style-name="P3">🔵 <text:span text:style-name="Source_20_Text">Selector</text:span> → rebuild only when specific value chang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2:48:03.576441573</meta:creation-date>
    <dc:date>2026-03-24T13:16:21.780549229</dc:date>
    <meta:editing-duration>PT16M40S</meta:editing-duration>
    <meta:editing-cycles>1</meta:editing-cycles>
    <meta:document-statistic meta:table-count="0" meta:image-count="0" meta:object-count="0" meta:page-count="5" meta:paragraph-count="218" meta:word-count="698" meta:character-count="5446" meta:non-whitespace-character-count="3979"/>
    <meta:generator>LibreOffice/25.8.5.2$Linux_X86_64 LibreOffice_project/580$Build-2</meta:generator>
  </office:meta>
</office:document-meta>
</file>